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Courier Std" svg:font-family="'Courier Std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Courier Std1" svg:font-family="'Courier Std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L5">
      <style:text-properties fo:color="#000000" style:font-name="Liberation Serif" fo:font-size="12pt" fo:font-weight="normal" officeooo:rsid="001b48ba" officeooo:paragraph-rsid="001b48ba" style:font-size-asian="12pt" style:font-weight-asian="normal" style:font-size-complex="12pt" style:font-weight-complex="normal"/>
    </style:style>
    <style:style style:name="P2" style:family="paragraph" style:parent-style-name="Standard" style:list-style-name="L5">
      <style:text-properties fo:color="#000000" style:font-name="Liberation Serif" fo:font-size="12pt" fo:font-weight="normal" officeooo:rsid="001c63e6" officeooo:paragraph-rsid="001c63e6" style:font-size-asian="12pt" style:font-weight-asian="normal" style:font-size-complex="12pt" style:font-weight-complex="normal"/>
    </style:style>
    <style:style style:name="P3" style:family="paragraph" style:parent-style-name="Standard" style:list-style-name="L5">
      <style:text-properties fo:color="#000000" style:font-name="Liberation Serif" fo:font-size="12pt" fo:font-weight="normal" officeooo:rsid="001e1daa" officeooo:paragraph-rsid="001e1daa" style:font-size-asian="12pt" style:font-weight-asian="normal" style:font-size-complex="12pt" style:font-weight-complex="normal"/>
    </style:style>
    <style:style style:name="P4" style:family="paragraph" style:parent-style-name="Standard" style:list-style-name="L5">
      <style:text-properties fo:color="#000000" style:font-name="Liberation Serif" fo:font-size="12pt" fo:font-weight="normal" officeooo:rsid="001ca6ea" officeooo:paragraph-rsid="001ca6ea" style:font-size-asian="12pt" style:font-weight-asian="normal" style:font-size-complex="12pt" style:font-weight-complex="normal"/>
    </style:style>
    <style:style style:name="P5" style:family="paragraph" style:parent-style-name="Standard" style:list-style-name="L5">
      <style:text-properties fo:color="#000000" style:font-name="Liberation Serif" fo:font-size="12pt" fo:font-weight="normal" officeooo:rsid="001cc6aa" officeooo:paragraph-rsid="001cc6aa" style:font-size-asian="12pt" style:font-weight-asian="normal" style:font-size-complex="12pt" style:font-weight-complex="normal"/>
    </style:style>
    <style:style style:name="P6" style:family="paragraph" style:parent-style-name="Standard" style:list-style-name="L5">
      <style:text-properties fo:color="#000000" style:font-name="Liberation Serif" fo:font-size="12pt" fo:font-weight="normal" officeooo:rsid="001f5c0c" officeooo:paragraph-rsid="001f5c0c" style:font-size-asian="12pt" style:font-weight-asian="normal" style:font-size-complex="12pt" style:font-weight-complex="normal"/>
    </style:style>
    <style:style style:name="P7" style:family="paragraph" style:parent-style-name="Standard" style:list-style-name="L5">
      <style:text-properties fo:color="#000000" style:font-name="Liberation Serif" fo:font-size="12pt" fo:font-weight="normal" officeooo:rsid="001f937e" officeooo:paragraph-rsid="001f937e" style:font-size-asian="12pt" style:font-weight-asian="normal" style:font-size-complex="12pt" style:font-weight-complex="normal"/>
    </style:style>
    <style:style style:name="P8" style:family="paragraph" style:parent-style-name="Standard" style:list-style-name="L5">
      <style:text-properties fo:color="#000000" style:font-name="Liberation Serif" fo:font-size="12pt" fo:font-weight="normal" officeooo:rsid="00235b7e" officeooo:paragraph-rsid="00235b7e" style:font-size-asian="12pt" style:font-weight-asian="normal" style:font-size-complex="12pt" style:font-weight-complex="normal"/>
    </style:style>
    <style:style style:name="P9" style:family="paragraph" style:parent-style-name="Standard" style:list-style-name="L5">
      <style:text-properties fo:color="#000000" style:font-name="Liberation Serif" fo:font-size="12pt" fo:font-weight="normal" officeooo:rsid="002537e4" officeooo:paragraph-rsid="002537e4" style:font-size-asian="12pt" style:font-weight-asian="normal" style:font-size-complex="12pt" style:font-weight-complex="normal"/>
    </style:style>
    <style:style style:name="P10" style:family="paragraph" style:parent-style-name="Standard" style:list-style-name="L5">
      <style:text-properties fo:color="#000000" style:font-name="Liberation Serif" fo:font-size="12pt" fo:font-weight="normal" officeooo:rsid="0025cbf0" officeooo:paragraph-rsid="0025cbf0" style:font-size-asian="12pt" style:font-weight-asian="normal" style:font-size-complex="12pt" style:font-weight-complex="normal"/>
    </style:style>
    <style:style style:name="P11" style:family="paragraph" style:parent-style-name="Standard" style:list-style-name="L5">
      <style:text-properties fo:color="#000000" style:font-name="Liberation Serif" fo:font-size="12pt" fo:font-weight="normal" officeooo:rsid="0026ed1b" officeooo:paragraph-rsid="0026ed1b" style:font-size-asian="12pt" style:font-weight-asian="normal" style:font-size-complex="12pt" style:font-weight-complex="normal"/>
    </style:style>
    <style:style style:name="P12" style:family="paragraph" style:parent-style-name="Standard" style:list-style-name="L5">
      <style:text-properties fo:color="#000000" style:font-name="Liberation Serif" fo:font-size="12pt" fo:font-weight="normal" officeooo:rsid="0028233e" officeooo:paragraph-rsid="0034e067" style:font-size-asian="12pt" style:font-weight-asian="normal" style:font-size-complex="12pt" style:font-weight-complex="normal"/>
    </style:style>
    <style:style style:name="P13" style:family="paragraph" style:parent-style-name="Standard" style:list-style-name="L5">
      <style:text-properties fo:color="#000000" style:font-name="Liberation Serif" fo:font-size="12pt" fo:font-weight="normal" officeooo:paragraph-rsid="0034e067" style:font-size-asian="12pt" style:font-weight-asian="normal" style:font-size-complex="12pt" style:font-weight-complex="normal"/>
    </style:style>
    <style:style style:name="P14" style:family="paragraph" style:parent-style-name="Standard" style:list-style-name="L5">
      <loext:graphic-properties draw:fill="solid" draw:fill-color="#ffffff"/>
      <style:paragraph-properties fo:margin-top="0cm" fo:margin-bottom="0cm" loext:contextual-spacing="false" fo:line-height="100%" fo:orphans="2" fo:widows="2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variant="normal" fo:text-transform="none" fo:color="#000000" style:font-name="Liberation Serif" fo:font-size="12pt" fo:letter-spacing="normal" fo:font-style="normal" fo:font-weight="normal" officeooo:rsid="0028233e" officeooo:paragraph-rsid="002bee54" style:font-name-asian="Times New Roman1" style:font-size-asian="12pt" style:font-weight-asian="normal" style:font-name-complex="Courier New1" style:font-size-complex="12pt" style:font-weight-complex="normal"/>
    </style:style>
    <style:style style:name="P15" style:family="paragraph" style:parent-style-name="Standard" style:list-style-name="L5">
      <loext:graphic-properties draw:fill="solid" draw:fill-color="#ffffff"/>
      <style:paragraph-properties fo:margin-top="0cm" fo:margin-bottom="0cm" loext:contextual-spacing="false" fo:line-height="100%" fo:orphans="2" fo:widows="2" fo:background-color="#ffffff"/>
      <style:text-properties fo:font-variant="normal" fo:text-transform="none" fo:color="#000000" style:font-name="Liberation Serif" fo:font-size="12pt" fo:letter-spacing="normal" fo:font-style="normal" fo:font-weight="normal" officeooo:rsid="0028233e" officeooo:paragraph-rsid="002bee54" style:font-size-asian="12pt" style:font-weight-asian="normal" style:font-name-complex="Calibri1" style:font-size-complex="12pt" style:font-weight-complex="normal"/>
    </style:style>
    <style:style style:name="P16" style:family="paragraph" style:parent-style-name="Standard" style:list-style-name="L5">
      <style:paragraph-properties fo:margin-top="0cm" fo:margin-bottom="0cm" loext:contextual-spacing="false" fo:line-height="0.423cm"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Liberation Serif" fo:font-size="12pt" fo:letter-spacing="normal" fo:font-weight="normal" officeooo:paragraph-rsid="002c314b" fo:background-color="#ffffff" style:font-name-asian="Courier New1" style:font-size-asian="12pt" style:font-weight-asian="normal" style:font-name-complex="Courier New1" style:font-size-complex="12pt" style:font-weight-complex="normal"/>
    </style:style>
    <style:style style:name="P17" style:family="paragraph" style:parent-style-name="Standard" style:list-style-name="L5">
      <loext:graphic-properties draw:fill="solid" draw:fill-color="#ffffff"/>
      <style:paragraph-properties fo:margin-top="0cm" fo:margin-bottom="0.282cm" loext:contextual-spacing="false" fo:line-height="0.457cm" fo:text-align="start" style:justify-single-word="false" fo:orphans="2" fo:widows="2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variant="normal" fo:text-transform="none" fo:color="#000000" style:font-name="Liberation Serif" fo:font-size="12pt" fo:letter-spacing="normal" fo:font-style="normal" fo:font-weight="normal" officeooo:rsid="0028233e" officeooo:paragraph-rsid="002c314b" style:font-name-asian="Times New Roman1" style:font-size-asian="12pt" style:font-weight-asian="normal" style:font-name-complex="Courier New1" style:font-size-complex="12pt" style:font-weight-complex="normal"/>
    </style:style>
    <style:style style:name="P18" style:family="paragraph" style:parent-style-name="Standard" style:list-style-name="L5">
      <loext:graphic-properties draw:fill="solid" draw:fill-color="#ffffff"/>
      <style:paragraph-properties fo:margin-top="0cm" fo:margin-bottom="0.282cm" loext:contextual-spacing="false" fo:line-height="0.457cm" fo:text-align="start" style:justify-single-word="false" fo:orphans="2" fo:widows="2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variant="normal" fo:text-transform="none" fo:color="#000000" style:font-name="Liberation Serif" fo:font-size="12pt" fo:letter-spacing="normal" fo:font-style="normal" fo:font-weight="normal" officeooo:rsid="0028233e" officeooo:paragraph-rsid="002c314b" fo:background-color="#ffffff" style:font-name-asian="Calibri1" style:font-size-asian="12pt" style:font-weight-asian="normal" style:font-name-complex="Calibri1" style:font-size-complex="12pt" style:font-weight-complex="normal"/>
    </style:style>
    <style:style style:name="P19" style:family="paragraph" style:parent-style-name="Standard" style:list-style-name="L5">
      <style:paragraph-properties fo:margin-top="0cm" fo:margin-bottom="0.282cm" loext:contextual-spacing="false" fo:line-height="0.457cm" fo:text-align="start" style:justify-single-word="false"/>
      <style:text-properties fo:color="#000000" style:font-name="Liberation Serif" fo:font-size="12pt" fo:letter-spacing="normal" fo:font-weight="normal" officeooo:paragraph-rsid="002c314b" fo:background-color="#ffffff" style:font-name-asian="Calibri1" style:font-size-asian="12pt" style:font-weight-asian="normal" style:font-name-complex="Calibri1" style:font-size-complex="12pt" style:font-weight-complex="normal"/>
    </style:style>
    <style:style style:name="P20" style:family="paragraph" style:parent-style-name="Standard" style:list-style-name="L5">
      <style:paragraph-properties fo:margin-top="0cm" fo:margin-bottom="0.282cm" loext:contextual-spacing="false" fo:line-height="0.457cm" fo:text-align="start" style:justify-single-word="false"/>
      <style:text-properties fo:color="#000000" style:font-name="Liberation Serif" fo:font-size="12pt" fo:letter-spacing="normal" fo:font-weight="normal" officeooo:paragraph-rsid="0030ac13" fo:background-color="#ffffff" style:font-name-asian="Calibri1" style:font-size-asian="12pt" style:font-weight-asian="normal" style:font-name-complex="Calibri1" style:font-size-complex="12pt" style:font-weight-complex="normal"/>
    </style:style>
    <style:style style:name="P21" style:family="paragraph" style:parent-style-name="Standard" style:list-style-name="L5">
      <style:paragraph-properties fo:margin-top="0cm" fo:margin-bottom="0.282cm" loext:contextual-spacing="false" fo:line-height="0.457cm" fo:text-align="start" style:justify-single-word="false"/>
      <style:text-properties fo:color="#000000" style:font-name="Liberation Serif" fo:font-size="12pt" fo:font-weight="normal" officeooo:paragraph-rsid="002c314b" style:font-size-asian="12pt" style:font-weight-asian="normal" style:font-size-complex="12pt" style:font-weight-complex="normal"/>
    </style:style>
    <style:style style:name="P22" style:family="paragraph" style:parent-style-name="m_5f_2637359308372039490msolistparagraph" style:list-style-name="L5">
      <loext:graphic-properties draw:fill="solid" draw:fill-color="#ffffff"/>
      <style:paragraph-properties fo:margin-top="0cm" fo:margin-bottom="0cm" loext:contextual-spacing="false" fo:line-height="100%" fo:background-color="#ffffff"/>
      <style:text-properties fo:color="#000000" style:font-name="Liberation Serif" fo:font-size="12pt" fo:font-weight="normal" officeooo:rsid="0028233e" officeooo:paragraph-rsid="002bee54" style:font-size-asian="12pt" style:font-weight-asian="normal" style:font-name-complex="Calibri1" style:font-size-complex="12pt" style:font-weight-complex="normal"/>
    </style:style>
    <style:style style:name="P23" style:family="paragraph" style:parent-style-name="m_5f_2637359308372039490msolistparagraph" style:list-style-name="L5">
      <loext:graphic-properties draw:fill="solid" draw:fill-color="#ffffff"/>
      <style:paragraph-properties fo:margin-top="0cm" fo:margin-bottom="0cm" loext:contextual-spacing="false" fo:line-height="100%" fo:background-color="#ffffff"/>
      <style:text-properties fo:color="#000000" style:font-name="Liberation Serif" fo:font-size="12pt" fo:font-weight="normal" officeooo:rsid="0028233e" officeooo:paragraph-rsid="0034e067" style:font-size-asian="12pt" style:font-weight-asian="normal" style:font-name-complex="Calibri1" style:font-size-complex="12pt" style:font-weight-complex="normal"/>
    </style:style>
    <style:style style:name="T1" style:family="text">
      <style:text-properties officeooo:rsid="001f5c0c"/>
    </style:style>
    <style:style style:name="T2" style:family="text">
      <style:text-properties fo:color="#222222" style:font-name-complex="Calibri1"/>
    </style:style>
    <style:style style:name="T3" style:family="text">
      <style:text-properties fo:color="#222222" officeooo:rsid="0028233e" style:font-name-complex="Calibri1"/>
    </style:style>
    <style:style style:name="T4" style:family="text">
      <style:text-properties officeooo:rsid="002bee54"/>
    </style:style>
    <style:style style:name="T5" style:family="text">
      <style:text-properties fo:color="#00000a" fo:background-color="#ffffff" loext:char-shading-value="0" style:font-name-asian="Calibri1" style:font-name-complex="Calibri1"/>
    </style:style>
    <style:style style:name="T6" style:family="text">
      <style:text-properties fo:color="#00000a" fo:background-color="#ffffff" loext:char-shading-value="0" style:font-name-asian="Liberation Serif1" style:font-name-complex="Liberation Serif1"/>
    </style:style>
    <style:style style:name="T7" style:family="text">
      <style:text-properties fo:color="#00000a" fo:letter-spacing="normal" fo:background-color="#ffffff" loext:char-shading-value="0" style:font-name-asian="Calibri1" style:font-name-complex="Calibri1"/>
    </style:style>
    <style:style style:name="T8" style:family="text">
      <style:text-properties fo:color="#ff0000" fo:background-color="#ffffff" loext:char-shading-value="0" style:font-name-asian="Calibri1" style:font-name-complex="Calibri1"/>
    </style:style>
    <style:style style:name="T9" style:family="text">
      <style:text-properties fo:color="#ff0000" fo:letter-spacing="normal" fo:background-color="#ffffff" loext:char-shading-value="0" style:font-name-asian="Calibri1" style:font-name-complex="Calibri1"/>
    </style:style>
    <style:style style:name="T10" style:family="text">
      <style:text-properties fo:color="#000000" fo:letter-spacing="normal" fo:background-color="#ffffff" loext:char-shading-value="0" style:font-name-asian="Calibri1" style:font-name-complex="Calibri1"/>
    </style:style>
    <style:style style:name="T11" style:family="text">
      <style:text-properties fo:color="#000000" fo:letter-spacing="normal" fo:background-color="#ffffff" loext:char-shading-value="0" style:font-name-asian="Courier Std1" style:font-name-complex="Courier Std1"/>
    </style:style>
    <style:style style:name="T12" style:family="text">
      <style:text-properties officeooo:rsid="0030ac13"/>
    </style:style>
    <style:style style:name="T13" style:family="text">
      <style:text-properties officeooo:rsid="0028233e"/>
    </style:style>
    <style:style style:name="T14" style:family="text">
      <style:text-properties style:font-name-complex="Calibri1"/>
    </style:style>
    <style:style style:name="T15" style:family="text">
      <style:text-properties officeooo:rsid="0028233e" style:font-name-complex="Calibri1"/>
    </style:style>
    <style:style style:name="T16" style:family="text">
      <style:text-properties fo:background-color="#ffffff" loext:char-shading-value="0" style:font-name-asian="Calibri1" style:font-name-complex="Calibri1"/>
    </style:style>
    <style:style style:name="T17" style:family="text">
      <style:text-properties fo:background-color="#ffffff" loext:char-shading-value="0" style:font-name-asian="Liberation Serif1" style:font-name-complex="Liberation Serif1"/>
    </style:style>
    <style:style style:name="T18" style:family="text">
      <style:text-properties fo:letter-spacing="normal" fo:background-color="#ffffff" loext:char-shading-value="0" style:font-name-asian="Calibri1" style:font-name-complex="Calibri1"/>
    </style:style>
    <style:style style:name="T19" style:family="text">
      <style:text-properties fo:letter-spacing="normal" fo:background-color="#ffffff" loext:char-shading-value="0" style:font-name-asian="Courier Std1" style:font-name-complex="Courier Std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308905544587998609" text:style-name="L5">
        <text:list-item>
          <text:p text:style-name="P1">What is Continous Integration?</text:p>
        </text:list-item>
        <text:list-item>
          <text:p text:style-name="P1">What is Jenkins?</text:p>
        </text:list-item>
        <text:list-item>
          <text:p text:style-name="P1">What is the difrence between Jenkins, Maven &amp; Ant?</text:p>
        </text:list-item>
        <text:list-item>
          <text:p text:style-name="P1">SCM that jenkins supports?</text:p>
        </text:list-item>
        <text:list-item>
          <text:p text:style-name="P1">What is relation between Hudson &amp; Jenkins?</text:p>
        </text:list-item>
        <text:list-item>
          <text:p text:style-name="P2">What are advantages of using Jenkins?</text:p>
        </text:list-item>
        <text:list-item>
          <text:p text:style-name="P3">What are plugins in Jenkins?</text:p>
        </text:list-item>
        <text:list-item>
          <text:p text:style-name="P4">Mention all the plugins you used in jenkins and its purpose?</text:p>
        </text:list-item>
        <text:list-item>
          <text:p text:style-name="P4">How do you clone git reo in jenkins job?</text:p>
        </text:list-item>
        <text:list-item>
          <text:p text:style-name="P4">How do you build java code with Maven in Jenkins?</text:p>
        </text:list-item>
        <text:list-item>
          <text:p text:style-name="P4">What is static code analysis and what plugin you used for it?</text:p>
        </text:list-item>
        <text:list-item>
          <text:p text:style-name="P4">What is downstream and upstream job?</text:p>
        </text:list-item>
        <text:list-item>
          <text:p text:style-name="P4">What is Nexus repository manager?</text:p>
        </text:list-item>
        <text:list-item>
          <text:p text:style-name="P4">How can you version and upload artifacts in Nexus repo?</text:p>
        </text:list-item>
        <text:list-item>
          <text:p text:style-name="P5">How can you deploy artifact to tomcat server from Jenkins job?</text:p>
        </text:list-item>
        <text:list-item>
          <text:p text:style-name="P5">What is workspace in jenkins?</text:p>
        </text:list-item>
        <text:list-item>
          <text:p text:style-name="P5">Copying artifacts to another job?</text:p>
        </text:list-item>
        <text:list-item>
          <text:p text:style-name="P5">What is build pipeline?</text:p>
        </text:list-item>
        <text:list-item>
          <text:p text:style-name="P5">How to create users in Jenkins?</text:p>
        </text:list-item>
        <text:list-item>
          <text:p text:style-name="P5">How to add/<text:span text:style-name="T1">remove/disconnect</text:span> nodes in Jenkins?</text:p>
        </text:list-item>
        <text:list-item>
          <text:p text:style-name="P6">How to restrict jenkins job to execute on a particular node?</text:p>
        </text:list-item>
        <text:list-item>
          <text:p text:style-name="P5">How to setup multiple Java or Maven or Git versions in Jenkins server?</text:p>
        </text:list-item>
        <text:list-item>
          <text:p text:style-name="P5">How to set Environmental Variables in Jenkins?</text:p>
        </text:list-item>
        <text:list-item>
          <text:p text:style-name="P3">How to install/update/remove Plugins in Jenkins?</text:p>
        </text:list-item>
        <text:list-item>
          <text:p text:style-name="P6">How to execute ansible playbooks from Jenkins?</text:p>
        </text:list-item>
        <text:list-item>
          <text:p text:style-name="P6">How to pass variables to ansible playbooks from Jenkins job?</text:p>
        </text:list-item>
        <text:list-item>
          <text:p text:style-name="P6">Build id variable name?</text:p>
        </text:list-item>
        <text:list-item>
          <text:p text:style-name="P6">What is console output?</text:p>
        </text:list-item>
        <text:list-item>
          <text:p text:style-name="P6">What is build history?</text:p>
        </text:list-item>
        <text:list-item>
          <text:p text:style-name="P7">How to store credentials in Jenkins?</text:p>
        </text:list-item>
        <text:list-item>
          <text:p text:style-name="P8">How to deploy older versions of artifacts from Jenkins job?</text:p>
        </text:list-item>
        <text:list-item>
          <text:p text:style-name="P9">Name diffrent Phases in Maven and its purpose?</text:p>
        </text:list-item>
        <text:list-item>
          <text:p text:style-name="P10">How to restart Jenkins from browser?</text:p>
        </text:list-item>
        <text:list-item>
          <text:p text:style-name="P10">How to start/stop/restart Jenkins from command line?</text:p>
        </text:list-item>
        <text:list-item>
          <text:p text:style-name="P11">What is the location of workspace of jobs in Jenkins server?</text:p>
        </text:list-item>
        <text:list-item>
          <text:p text:style-name="P11">Benefits of using Nodes in Jenkins?</text:p>
        </text:list-item>
        <text:list-item>
          <text:p text:style-name="P12">How to execute Bash script from Jenkins job?</text:p>
        </text:list-item>
        <text:list-item>
          <text:p text:style-name="P13"><text:span text:style-name="T13">H</text:span><text:span text:style-name="T15">ave you configured Jenkins’s job? If yes, Tell me the process</text:span></text:p>
        </text:list-item>
        <text:list-item>
          <text:p text:style-name="P13"><text:span text:style-name="T14">What is continuous integration why we need it?</text:span></text:p>
        </text:list-item>
        <text:list-item>
          <text:p text:style-name="P13"><text:span text:style-name="T15">How your CI &amp; CD pipelines is are configured.</text:span></text:p>
        </text:list-item>
        <text:list-item>
          <text:p text:style-name="P13"><text:span text:style-name="T15">Have you worked on maven?</text:span></text:p>
        </text:list-item>
        <text:list-item>
          <text:p text:style-name="P22">How many slaves are there in ur Jenkins’s. How many executable are in each slave</text:p>
        </text:list-item>
        <text:list-item>
          <text:p text:style-name="P23">Where you can store the build zip fi<text:span text:style-name="T4">l</text:span>e<text:span text:style-name="T4">(artifact)</text:span>. And how you deploy this to your environments?</text:p>
        </text:list-item>
        <text:list-item>
          <text:p text:style-name="P23">How to roll back the project from current version to previous versions?</text:p>
        </text:list-item>
        <text:list-item>
          <text:p text:style-name="P15">What plugins are u used in your project</text:p>
        </text:list-item>
        <text:list-item>
          <text:p text:style-name="P15">How to write custom scripts in Maven</text:p>
        </text:list-item>
        <text:list-item>
          <text:p text:style-name="P14"><text:span text:style-name="T12">H</text:span>ow to setup jenkins server and nodes using ec2 instances</text:p>
        </text:list-item>
        <text:list-item>
          <text:p text:style-name="P14">how to deploy application by using git and Jenkins</text:p>
        </text:list-item>
        <text:list-item>
          <text:p text:style-name="P17"><text:span text:style-name="T16">For java app what are the best tools which is used for CI and CD tools.-</text:span></text:p>
        </text:list-item>
        <text:list-item>
          <text:p text:style-name="P18">What problem CI solves, advantage of CI.</text:p>
          <text:p text:style-name="P19"><text:soft-page-break/></text:p>
        </text:list-item>
        <text:list-item>
          <text:p text:style-name="P20">Maven and Ant</text:p>
        </text:list-item>
        <text:list-item>
          <text:p text:style-name="P20"><text:span text:style-name="T12">W</text:span>hat is maven from where we get the pom.xml for the jobs.—</text:p>
        </text:list-item>
        <text:list-item>
          <text:p text:style-name="P19">Maven is a build tool.</text:p>
        </text:list-item>
        <text:list-item>
          <text:p text:style-name="P16">mvn archetype:generate</text:p>
          <text:p text:style-name="P19"/>
        </text:list-item>
        <text:list-item>
          <text:p text:style-name="P19">what is pom.xml ---</text:p>
          <text:p text:style-name="P21"><text:span text:style-name="T18">Any Maven project must have a </text:span><text:span text:style-name="T19">pom.xml </text:span><text:span text:style-name="T18">file. POM is the Maven project descriptor just like the </text:span><text:span text:style-name="T19">web.xml </text:span><text:span text:style-name="T18">file in your Java EE web application, or the </text:span><text:span text:style-name="T19">build.xml </text:span><text:span text:style-name="T18">file in your Ant project.</text:span></text:p>
        </text:list-item>
        <text:list-item>
          <text:p text:style-name="P21"><text:span text:style-name="T18">maven and ant difference and what are the different scenario where it is used----</text:span></text:p>
        </text:list-item>
        <text:list-item>
          <text:p text:style-name="P19">Difference between Ant and Maven. Ant and Maven both are build tools provided by Apache. The main purpose of these technologies is to ease the build process of a project. Ant doesn't has formal conventions, so we need to provide information of the project structure in build.xml file.</text:p>
        </text:list-item>
        <text:list-item>
          <text:p text:style-name="P19">what is ant and from where we get the build.xml for the jobs.---</text:p>
        </text:list-item>
        <text:list-item>
          <text:p text:style-name="P19">how pom.xml will read the variables which we use in the jenkin like version.----</text:p>
        </text:list-item>
        <text:list-item>
          <text:p text:style-name="P19">By invoking maven</text:p>
        </text:list-item>
        <text:list-item>
          <text:p text:style-name="P21"><text:span text:style-name="T18">what is dependency in pom.xml---</text:span></text:p>
        </text:list-item>
        <text:list-item>
          <text:p text:style-name="P19">POM inheritance</text:p>
        </text:list-item>
        <text:list-item>
          <text:p text:style-name="P19">Invoke maven task is there in post build option.</text:p>
        </text:list-item>
        <text:list-item>
          <text:p text:style-name="P19">Jenkins</text:p>
        </text:list-item>
        <text:list-item>
          <text:p text:style-name="P21"><text:span text:style-name="T18">are we in admin part of jenkins like installation of jenkins ---- yes</text:span></text:p>
        </text:list-item>
        <text:list-item>
          <text:p text:style-name="P21"><text:span text:style-name="T18">different ways to install a plugin's in jenkins - using manage plugins.----</text:span></text:p>
        </text:list-item>
        <text:list-item>
          <text:p text:style-name="P21"><text:span text:style-name="T18">how you created jobs in jenkins other than the GUI like new item option.. other option is job dsl. ---- using Jenkins API</text:span></text:p>
        </text:list-item>
        <text:list-item>
          <text:p text:style-name="P21"><text:span text:style-name="T18">Why jenkin is required if we can do the same thing with script like automatic. - Continous Integration and its plugin feature.</text:span></text:p>
        </text:list-item>
        <text:list-item>
          <text:p text:style-name="P21"><text:span text:style-name="T18">How many jobs are there in jenkins (for eg – ant , maven) - ant is default Maven you have to install, , Gradle.----</text:span></text:p>
        </text:list-item>
        <text:list-item>
          <text:p text:style-name="P21"><text:span text:style-name="T18">steps for the installation of jenkins tomcat server ( for tomcat server install command is different ) - see our copy.yml.</text:span></text:p>
        </text:list-item>
        <text:list-item>
          <text:p text:style-name="P21"><text:span text:style-name="T18">yum install Jenkins will run on which server ? - Master server.</text:span></text:p>
        </text:list-item>
        <text:list-item>
          <text:p text:style-name="P21"><text:span text:style-name="T18">how do you do a deployemnt. - using shell scripts</text:span></text:p>
        </text:list-item>
        <text:list-item>
          <text:p text:style-name="P21"><text:span text:style-name="T18">are you doing the deployment in an application server - yes. </text:span></text:p>
        </text:list-item>
        <text:list-item>
          <text:p text:style-name="P21"><text:span text:style-name="T18">What is sonar qube and How to Integrate sonar qube with jenkins - code metrics.</text:span></text:p>
        </text:list-item>
        <text:list-item>
          <text:p text:style-name="P21"><text:span text:style-name="T18">Main reason of using jenkins - CI.</text:span></text:p>
        </text:list-item>
        <text:list-item>
          <text:p text:style-name="P21"><text:span text:style-name="T18">Commands to start jenkin manually <text:s/>through command prompts like how to up the server <text:s/>- service jenkins start.</text:span></text:p>
        </text:list-item>
        <text:list-item>
          <text:p text:style-name="P21"><text:span text:style-name="T18">How to Safe restart the jenkins - Restart when no jobs are running.</text:span></text:p>
        </text:list-item>
        <text:list-item>
          <text:p text:style-name="P21"><text:soft-page-break/><text:span text:style-name="T18">How to create a backup in jenkins, what is the plug in name complete process. From which directory it will take the back up ( jenkin_home) directory. - Backup Plugin.</text:span></text:p>
        </text:list-item>
        <text:list-item>
          <text:p text:style-name="P21"><text:span text:style-name="T18">Step to setup a jenkins and how to create a new job - New item-&gt; Frees style.</text:span></text:p>
        </text:list-item>
        <text:list-item>
          <text:p text:style-name="P21"><text:span text:style-name="T18">How to deploy a Custom build in jenkins - usinfg build tools such as ant and maven.</text:span></text:p>
        </text:list-item>
        <text:list-item>
          <text:p text:style-name="P21"><text:span text:style-name="T18">Where we store the artifacts which gets generated from jenkins - <text:s/>local and nexus .</text:span></text:p>
        </text:list-item>
        <text:list-item>
          <text:p text:style-name="P21"><text:span text:style-name="T18">How to bypass the github like directly using the code and put it in jenkins--- t</text:span></text:p>
        </text:list-item>
        <text:list-item>
          <text:p text:style-name="P21"><text:span text:style-name="T18">Jenkins used a entriprised or a open source u used - ---open source.</text:span></text:p>
        </text:list-item>
        <text:list-item>
          <text:p text:style-name="P17"><text:span text:style-name="T16">Different Pluging used in jenkins </text:span><text:span text:style-name="T17">---</text:span><text:span text:style-name="T16">build pipeline, Backup, git 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Courier Std" svg:font-family="'Courier Std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Courier Std1" svg:font-family="'Courier Std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m_5f_2637359308372039490msolistparagraph" style:display-name="m_2637359308372039490msolistparagraph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46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15:48:00.264899085</meta:creation-date>
    <dc:date>2017-04-09T15:06:03.349014994</dc:date>
    <meta:editing-duration>PT44M49S</meta:editing-duration>
    <meta:editing-cycles>19</meta:editing-cycles>
    <meta:generator>LibreOffice/5.1.6.2$Linux_X86_64 LibreOffice_project/10m0$Build-2</meta:generator>
    <meta:document-statistic meta:table-count="0" meta:image-count="0" meta:object-count="0" meta:page-count="3" meta:paragraph-count="85" meta:word-count="971" meta:character-count="5172" meta:non-whitespace-character-count="4367"/>
  </office:meta>
</office:document-meta>
</file>